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0524439859999205" text:style-name="Outline">
        <text:list-item>
          <text:h text:style-name="P3" text:outline-level="1">Animati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5-03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5T12:50:23</meta:creation-date>
    <meta:editing-duration>PT1M15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5" meta:character-count="129"/>
    <dc:date>2019-03-15T12:51:38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